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12" style:family="paragraph" style:parent-style-name="Table_20_Contents">
      <style:text-properties officeooo:rsid="00762752" officeooo:paragraph-rsid="00762752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878ca2" officeooo:paragraph-rsid="009da9d5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89778c" officeooo:paragraph-rsid="009e8c6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8b642b" officeooo:paragraph-rsid="009e8c6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8c70d3" officeooo:paragraph-rsid="009e8c6d"/>
    </style:style>
    <style:style style:name="P18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00fc9" style:font-style-asian="italic" style:font-style-complex="italic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2ce77" style:font-style-asian="italic" style:font-style-complex="italic"/>
    </style:style>
    <style:style style:name="P22" style:family="paragraph" style:parent-style-name="Standard">
      <style:text-properties style:font-name="Times New Roman" fo:font-style="italic" officeooo:rsid="00320ed7" officeooo:paragraph-rsid="00b0f11e" style:font-style-asian="italic" style:font-style-complex="italic"/>
    </style:style>
    <style:style style:name="P23" style:family="paragraph" style:parent-style-name="Standard">
      <style:text-properties style:font-name="Times New Roman" fo:font-style="italic" officeooo:paragraph-rsid="00b0f11e" style:font-style-asian="italic" style:font-style-complex="italic"/>
    </style:style>
    <style:style style:name="P24" style:family="paragraph" style:parent-style-name="Standard">
      <style:text-properties style:font-name="Times New Roman"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25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26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11d32" style:font-weight-asian="bold" style:font-weight-complex="bold"/>
    </style:style>
    <style:style style:name="P27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11d32" style:font-weight-asian="bold" style:font-weight-complex="bold"/>
    </style:style>
    <style:style style:name="P28" style:family="paragraph" style:parent-style-name="Standard">
      <style:text-properties style:font-name="Times New Roman" officeooo:rsid="00267fa4" officeooo:paragraph-rsid="0072cfb5"/>
    </style:style>
    <style:style style:name="P29" style:family="paragraph" style:parent-style-name="Standard">
      <style:text-properties style:font-name="Times New Roman" officeooo:rsid="00267fa4" officeooo:paragraph-rsid="00777dfb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adc14b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a31db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80a9b"/>
    </style:style>
    <style:style style:name="P33" style:family="paragraph" style:parent-style-name="Standard">
      <style:text-properties style:font-name="Times New Roman" officeooo:rsid="00267fa4" officeooo:paragraph-rsid="00267fa4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adc14b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ba31db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0fc9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6594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style:text-underline-style="none" fo:font-weight="normal" officeooo:rsid="007a2866" officeooo:paragraph-rsid="00b0f11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adc14b" officeooo:paragraph-rsid="00b00fc9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style:text-underline-style="none" fo:font-weight="normal" officeooo:rsid="007f2216" officeooo:paragraph-rsid="00b0f11e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style:text-underline-style="none" fo:font-weight="normal" officeooo:rsid="0088d946" officeooo:paragraph-rsid="00b0f11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953e3b" officeooo:paragraph-rsid="00b00fc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420e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80a9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7bf72" officeooo:paragraph-rsid="00b7bf72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style:font-name="Times New Roman" fo:font-size="12pt" officeooo:paragraph-rsid="00561ef7" style:font-size-asian="12pt" style:font-size-complex="12pt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11d32" officeooo:paragraph-rsid="00b11d32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11d32" officeooo:paragraph-rsid="00b11d32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6594" officeooo:paragraph-rsid="00b11d32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6594" officeooo:paragraph-rsid="00b11d32"/>
    </style:style>
    <style:style style:name="P54" style:family="paragraph" style:parent-style-name="Standard">
      <style:text-properties style:font-name="Times New Roman" officeooo:rsid="00320ed7" officeooo:paragraph-rsid="00b0f11e"/>
    </style:style>
    <style:style style:name="P55" style:family="paragraph" style:parent-style-name="Standard">
      <style:text-properties style:font-name="Times New Roman" officeooo:rsid="00320ed7" officeooo:paragraph-rsid="007a6ebc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a4b5d" officeooo:paragraph-rsid="00b0f11e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Times New Roman" officeooo:rsid="003b60de" officeooo:paragraph-rsid="00b0f11e"/>
    </style:style>
    <style:style style:name="P58" style:family="paragraph" style:parent-style-name="Standard">
      <style:text-properties style:font-name="Times New Roman" officeooo:rsid="003eda82" officeooo:paragraph-rsid="00b0f11e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f4702" officeooo:paragraph-rsid="00b0f11e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e46f2" officeooo:paragraph-rsid="00b0f11e"/>
    </style:style>
    <style:style style:name="P61" style:family="paragraph" style:parent-style-name="Standard">
      <style:text-properties style:font-name="Times New Roman" officeooo:paragraph-rsid="00b0f11e"/>
    </style:style>
    <style:style style:name="P62" style:family="paragraph" style:parent-style-name="Standard">
      <style:text-properties style:font-name="Times New Roman" officeooo:rsid="0088d946" officeooo:paragraph-rsid="00b0f11e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46932a" officeooo:paragraph-rsid="00b0f11e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0a9b"/>
    </style:style>
    <style:style style:name="P65" style:family="paragraph" style:parent-style-name="Standard">
      <style:text-properties style:font-name="Times New Roman" officeooo:rsid="004e7aac" officeooo:paragraph-rsid="007a6ebc"/>
    </style:style>
    <style:style style:name="P66" style:family="paragraph" style:parent-style-name="Standard">
      <style:text-properties style:font-name="Times New Roman" officeooo:rsid="004ff51e" officeooo:paragraph-rsid="004ff51e"/>
    </style:style>
    <style:style style:name="P67" style:family="paragraph" style:parent-style-name="Standard">
      <style:text-properties style:font-name="Times New Roman" officeooo:rsid="00583d83" officeooo:paragraph-rsid="00583d83"/>
    </style:style>
    <style:style style:name="P68" style:family="paragraph" style:parent-style-name="Standard" style:list-style-name="L1">
      <style:text-properties style:font-name="Times New Roman" officeooo:rsid="00590ab2" officeooo:paragraph-rsid="00590ab2"/>
    </style:style>
    <style:style style:name="P69" style:family="paragraph" style:parent-style-name="Standard" style:list-style-name="L1">
      <style:text-properties style:font-name="Times New Roman" officeooo:rsid="005af17e" officeooo:paragraph-rsid="005af17e"/>
    </style:style>
    <style:style style:name="P70" style:family="paragraph" style:parent-style-name="Standard">
      <style:text-properties style:font-name="Times New Roman" officeooo:rsid="001e14a6" officeooo:paragraph-rsid="001e14a6"/>
    </style:style>
    <style:style style:name="P71" style:family="paragraph" style:parent-style-name="Standard">
      <style:text-properties style:font-name="Times New Roman" officeooo:rsid="001e14a6" officeooo:paragraph-rsid="0051bbf0"/>
    </style:style>
    <style:style style:name="P72" style:family="paragraph" style:parent-style-name="Standard">
      <style:text-properties style:font-name="Times New Roman" officeooo:rsid="001e14a6" officeooo:paragraph-rsid="00b11d32"/>
    </style:style>
    <style:style style:name="P73" style:family="paragraph" style:parent-style-name="Standard" style:list-style-name="L2">
      <style:text-properties style:font-name="Times New Roman" officeooo:rsid="007fa83b" officeooo:paragraph-rsid="007fa83b"/>
    </style:style>
    <style:style style:name="P74" style:family="paragraph" style:parent-style-name="Standard" style:list-style-name="L2">
      <style:text-properties style:font-name="Times New Roman" officeooo:paragraph-rsid="00a56ce7"/>
    </style:style>
    <style:style style:name="P75" style:family="paragraph" style:parent-style-name="Standard" style:list-style-name="L2">
      <style:text-properties style:font-name="Times New Roman" officeooo:paragraph-rsid="0051bbf0"/>
    </style:style>
    <style:style style:name="P76" style:family="paragraph" style:parent-style-name="Standard" style:list-style-name="L2">
      <style:text-properties style:font-name="Times New Roman" officeooo:paragraph-rsid="00561ef7"/>
    </style:style>
    <style:style style:name="P77" style:family="paragraph" style:parent-style-name="Standard" style:list-style-name="L2">
      <style:text-properties style:font-name="Times New Roman" officeooo:rsid="00549bc8" officeooo:paragraph-rsid="00549bc8"/>
    </style:style>
    <style:style style:name="P78" style:family="paragraph" style:parent-style-name="Standard">
      <style:text-properties style:font-name="Times New Roman" officeooo:rsid="0051bbf0" officeooo:paragraph-rsid="00b11d32"/>
    </style:style>
    <style:style style:name="P79" style:family="paragraph" style:parent-style-name="Standard">
      <style:text-properties style:font-name="Times New Roman" officeooo:rsid="0051bbf0" officeooo:paragraph-rsid="00974850"/>
    </style:style>
    <style:style style:name="P80" style:family="paragraph" style:parent-style-name="Table_20_Contents">
      <style:text-properties style:font-name="Times New Roman" officeooo:paragraph-rsid="00b11d32"/>
    </style:style>
    <style:style style:name="P81" style:family="paragraph" style:parent-style-name="Table_20_Contents">
      <style:text-properties style:font-name="Times New Roman" officeooo:rsid="0075ab86" officeooo:paragraph-rsid="00b11d32"/>
    </style:style>
    <style:style style:name="P82" style:family="paragraph" style:parent-style-name="Table_20_Contents">
      <style:text-properties style:font-name="Times New Roman" officeooo:rsid="00851496" officeooo:paragraph-rsid="00b11d32"/>
    </style:style>
    <style:style style:name="T1" style:family="text">
      <style:text-properties officeooo:rsid="00ac06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8431bb" style:font-weight-asian="bold" style:font-weight-complex="bold"/>
    </style:style>
    <style:style style:name="T5" style:family="text">
      <style:text-properties fo:font-weight="bold" officeooo:rsid="00ac067e" style:font-weight-asian="bold" style:font-weight-complex="bold"/>
    </style:style>
    <style:style style:name="T6" style:family="text">
      <style:text-properties fo:font-weight="bold" officeooo:rsid="00240acc" style:font-weight-asian="bold" style:font-weight-complex="bold"/>
    </style:style>
    <style:style style:name="T7" style:family="text">
      <style:text-properties fo:font-weight="bold" officeooo:rsid="006f8adb" style:font-weight-asian="bold" style:font-weight-complex="bold"/>
    </style:style>
    <style:style style:name="T8" style:family="text">
      <style:text-properties fo:font-weight="normal" officeooo:rsid="00ac067e" style:font-weight-asian="normal" style:font-weight-complex="normal"/>
    </style:style>
    <style:style style:name="T9" style:family="text">
      <style:text-properties fo:font-weight="normal" officeooo:rsid="0072cfb5" style:font-weight-asian="normal" style:font-weight-complex="normal"/>
    </style:style>
    <style:style style:name="T10" style:family="text">
      <style:text-properties officeooo:rsid="0022ae94"/>
    </style:style>
    <style:style style:name="T11" style:family="text">
      <style:text-properties officeooo:rsid="00240acc"/>
    </style:style>
    <style:style style:name="T12" style:family="text">
      <style:text-properties officeooo:rsid="002824da"/>
    </style:style>
    <style:style style:name="T13" style:family="text">
      <style:text-properties officeooo:rsid="002a5f3e"/>
    </style:style>
    <style:style style:name="T14" style:family="text">
      <style:text-properties officeooo:rsid="002bc085"/>
    </style:style>
    <style:style style:name="T15" style:family="text">
      <style:text-properties officeooo:rsid="002d28a1"/>
    </style:style>
    <style:style style:name="T16" style:family="text">
      <style:text-properties officeooo:rsid="0031aa3b"/>
    </style:style>
    <style:style style:name="T17" style:family="text">
      <style:text-properties officeooo:rsid="0038543f"/>
    </style:style>
    <style:style style:name="T18" style:family="text">
      <style:text-properties officeooo:rsid="0051bbf0"/>
    </style:style>
    <style:style style:name="T19" style:family="text">
      <style:text-properties officeooo:rsid="0051eaef"/>
    </style:style>
    <style:style style:name="T20" style:family="text">
      <style:text-properties officeooo:rsid="00549bc8"/>
    </style:style>
    <style:style style:name="T21" style:family="text">
      <style:text-properties officeooo:rsid="0055be5c"/>
    </style:style>
    <style:style style:name="T22" style:family="text">
      <style:text-properties officeooo:rsid="005801da"/>
    </style:style>
    <style:style style:name="T23" style:family="text">
      <style:text-properties officeooo:rsid="005e62ff"/>
    </style:style>
    <style:style style:name="T24" style:family="text">
      <style:text-properties officeooo:rsid="00602cb2"/>
    </style:style>
    <style:style style:name="T25" style:family="text">
      <style:text-properties officeooo:rsid="0065ac71"/>
    </style:style>
    <style:style style:name="T26" style:family="text">
      <style:text-properties officeooo:rsid="0066ac7d"/>
    </style:style>
    <style:style style:name="T27" style:family="text">
      <style:text-properties officeooo:rsid="00645172"/>
    </style:style>
    <style:style style:name="T28" style:family="text">
      <style:text-properties officeooo:rsid="0072cfb5"/>
    </style:style>
    <style:style style:name="T29" style:family="text">
      <style:text-properties officeooo:rsid="0072ee92"/>
    </style:style>
    <style:style style:name="T30" style:family="text">
      <style:text-properties officeooo:rsid="007a6ebc"/>
    </style:style>
    <style:style style:name="T31" style:family="text">
      <style:text-properties officeooo:rsid="00470150"/>
    </style:style>
    <style:style style:name="T32" style:family="text">
      <style:text-properties officeooo:rsid="0081292a"/>
    </style:style>
    <style:style style:name="T33" style:family="text">
      <style:text-properties officeooo:rsid="0082e64c"/>
    </style:style>
    <style:style style:name="T34" style:family="text">
      <style:text-properties officeooo:rsid="008431bb"/>
    </style:style>
    <style:style style:name="T35" style:family="text">
      <style:text-properties officeooo:rsid="0085eb82"/>
    </style:style>
    <style:style style:name="T36" style:family="text">
      <style:text-properties officeooo:rsid="00878ca2"/>
    </style:style>
    <style:style style:name="T37" style:family="text">
      <style:text-properties officeooo:rsid="0089778c"/>
    </style:style>
    <style:style style:name="T38" style:family="text">
      <style:text-properties officeooo:rsid="008b642b"/>
    </style:style>
    <style:style style:name="T39" style:family="text">
      <style:text-properties officeooo:rsid="008c70d3"/>
    </style:style>
    <style:style style:name="T40" style:family="text">
      <style:text-properties officeooo:rsid="008f026e"/>
    </style:style>
    <style:style style:name="T41" style:family="text">
      <style:text-properties officeooo:rsid="0090136f"/>
    </style:style>
    <style:style style:name="T42" style:family="text">
      <style:text-properties officeooo:rsid="00910dba"/>
    </style:style>
    <style:style style:name="T43" style:family="text">
      <style:text-properties officeooo:rsid="00920b47"/>
    </style:style>
    <style:style style:name="T44" style:family="text">
      <style:text-properties officeooo:rsid="0093d44b"/>
    </style:style>
    <style:style style:name="T45" style:family="text">
      <style:text-properties officeooo:rsid="0075ab86"/>
    </style:style>
    <style:style style:name="T46" style:family="text">
      <style:text-properties style:font-name="Liberation Serif" fo:font-size="12pt" officeooo:rsid="00a56ce7" style:font-size-asian="12pt" style:font-size-complex="12pt"/>
    </style:style>
    <style:style style:name="T47" style:family="text">
      <style:text-properties officeooo:rsid="004e7aac"/>
    </style:style>
    <style:style style:name="T48" style:family="text">
      <style:text-properties officeooo:rsid="009b0f83"/>
    </style:style>
    <style:style style:name="T49" style:family="text">
      <style:text-properties officeooo:rsid="009da9d5"/>
    </style:style>
    <style:style style:name="T50" style:family="text">
      <style:text-properties officeooo:rsid="009fd711"/>
    </style:style>
    <style:style style:name="T51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2" style:family="text">
      <style:text-properties style:text-position="super 58%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3" style:family="text">
      <style:text-properties officeooo:rsid="00a56ce7"/>
    </style:style>
    <style:style style:name="T54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T5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8" style:family="text">
      <style:text-properties officeooo:rsid="00953e3b"/>
    </style:style>
    <style:style style:name="T59" style:family="text">
      <style:text-properties officeooo:rsid="00a34702"/>
    </style:style>
    <style:style style:name="T60" style:family="text">
      <style:text-properties officeooo:rsid="00a8a730"/>
    </style:style>
    <style:style style:name="T61" style:family="text">
      <style:text-properties officeooo:rsid="007a2866"/>
    </style:style>
    <style:style style:name="T62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78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style:text-underline-style="none" fo:font-weight="normal" officeooo:rsid="00645172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style:text-underline-style="none" fo:font-weight="normal" officeooo:rsid="00470150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82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83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84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85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86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87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89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90" style:family="text">
      <style:text-properties style:font-name="Times New Roman" fo:font-size="12pt" style:text-underline-style="none" fo:font-weight="normal" officeooo:rsid="00b0f11e" style:font-size-asian="12pt" style:font-weight-asian="normal" style:font-size-complex="12pt" style:font-weight-complex="normal"/>
    </style:style>
    <style:style style:name="T91" style:family="text">
      <style:text-properties style:font-name="Times New Roman"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92" style:family="text">
      <style:text-properties style:font-name="Times New Roman"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93" style:family="text">
      <style:text-properties style:font-name="Times New Roman"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94" style:family="text">
      <style:text-properties style:font-name="Times New Roman" fo:font-size="12pt" fo:font-style="italic" style:text-underline-style="none" fo:font-weight="normal" officeooo:rsid="00b80a9b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font-name="Times New Roman"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font-name="Times New Roman" fo:font-size="12pt" fo:font-style="italic" style:text-underline-style="none" fo:font-weight="normal" officeooo:rsid="00adc14b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name="Times New Roman"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Times New Roman"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Times New Roman"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officeooo:rsid="00adc14b"/>
    </style:style>
    <style:style style:name="T10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103" style:family="text">
      <style:text-properties officeooo:rsid="00ae158f"/>
    </style:style>
    <style:style style:name="T104" style:family="text">
      <style:text-properties officeooo:rsid="0083c586"/>
    </style:style>
    <style:style style:name="T105" style:family="text">
      <style:text-properties officeooo:rsid="007bd9fc"/>
    </style:style>
    <style:style style:name="T106" style:family="text">
      <style:text-properties officeooo:rsid="007be473"/>
    </style:style>
    <style:style style:name="T107" style:family="text">
      <style:text-properties officeooo:rsid="007d8aa7"/>
    </style:style>
    <style:style style:name="T108" style:family="text">
      <style:text-properties officeooo:rsid="003b60de"/>
    </style:style>
    <style:style style:name="T109" style:family="text">
      <style:text-properties officeooo:rsid="003f4702"/>
    </style:style>
    <style:style style:name="T110" style:family="text">
      <style:text-properties officeooo:rsid="0080d80b"/>
    </style:style>
    <style:style style:name="T111" style:family="text">
      <style:text-properties officeooo:rsid="008720c4"/>
    </style:style>
    <style:style style:name="T112" style:family="text">
      <style:text-properties officeooo:rsid="00b0f11e"/>
    </style:style>
    <style:style style:name="T113" style:family="text">
      <style:text-properties officeooo:rsid="00851496"/>
    </style:style>
    <style:style style:name="T114" style:family="text">
      <style:text-properties officeooo:rsid="00b5c9c6"/>
    </style:style>
    <style:style style:name="T115" style:family="text">
      <style:text-properties officeooo:rsid="00b7bf72"/>
    </style:style>
    <style:style style:name="T116" style:family="text">
      <style:text-properties officeooo:rsid="00b80a9b"/>
    </style:style>
    <style:style style:name="T117" style:family="text">
      <style:text-properties officeooo:rsid="00ba23c7"/>
    </style:style>
    <style:style style:name="T1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9" style:family="text">
      <style:text-properties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120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121" style:family="text">
      <style:text-properties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122" style:family="text">
      <style:text-properties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123" style:family="text">
      <style:text-properties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124" style:family="text">
      <style:text-properties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125" style:family="text">
      <style:text-properties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126" style:family="text">
      <style:text-properties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127" style:family="text">
      <style:text-properties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128" style:family="text">
      <style:text-properties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129" style:family="text">
      <style:text-properties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130" style:family="text">
      <style:text-properties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131" style:family="text">
      <style:text-properties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132" style:family="text">
      <style:text-properties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133" style:family="text">
      <style:text-properties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134" style:family="text">
      <style:text-properties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135" style:family="text">
      <style:text-properties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136" style:family="text">
      <style:text-properties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137" style:family="text">
      <style:text-properties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138" style:family="text">
      <style:text-properties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139" style:family="text">
      <style:text-properties fo:font-size="12pt" style:text-underline-style="none" fo:font-weight="normal" officeooo:rsid="00b0f11e" style:font-size-asian="12pt" style:font-weight-asian="normal" style:font-size-complex="12pt" style:font-weight-complex="normal"/>
    </style:style>
    <style:style style:name="T140" style:family="text">
      <style:text-properties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141" style:family="text">
      <style:text-properties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142" style:family="text">
      <style:text-properties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143" style:family="text">
      <style:text-properties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144" style:family="text">
      <style:text-properties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145" style:family="text">
      <style:text-properties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146" style:family="text">
      <style:text-properties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147" style:family="text">
      <style:text-properties fo:font-size="12pt" style:text-underline-style="none" fo:font-weight="normal" officeooo:rsid="00645172" style:font-size-asian="12pt" style:font-weight-asian="normal" style:font-size-complex="12pt" style:font-weight-complex="normal"/>
    </style:style>
    <style:style style:name="T148" style:family="text">
      <style:text-properties fo:font-size="12pt" style:text-underline-style="none" fo:font-weight="normal" officeooo:rsid="00470150" style:font-size-asian="12pt" style:font-weight-asian="normal" style:font-size-complex="12pt" style:font-weight-complex="normal"/>
    </style:style>
    <style:style style:name="T149" style:family="text">
      <style:text-properties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150" style:family="text">
      <style:text-properties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officeooo:rsid="00a56ce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7">Terminología Especializada <text:span text:style-name="T34">en Documentos </text:span>Jurídic<text:span text:style-name="T34">os</text:span></text:p>
          </table:table-cell>
        </table:table-row>
        <table:table-row>
          <table:table-cell table:style-name="Table1.A1" office:value-type="string">
            <text:p text:style-name="P5">Program <text:span text:style-name="T16">and </text:span><text:span text:style-name="T10">Track</text:span>:</text:p>
          </table:table-cell>
          <table:table-cell table:style-name="Table1.A1" office:value-type="string">
            <text:p text:style-name="P4"><text:span text:style-name="T11">I</text:span><text:span text:style-name="T6">nterpretación y Traduccíon: </text:span><text:span text:style-name="T4">7</text:span><text:span text:style-name="T2">° Cu</text:span><text:span text:style-name="T7">a</text:span><text:span text:style-name="T2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<text:span text:style-name="T34">T</text:span>073<text:span text:style-name="T1">2</text:span></text:p>
          </table:table-cell>
        </table:table-row>
        <table:table-row>
          <table:table-cell table:style-name="Table1.A1" office:value-type="string">
            <text:p text:style-name="P12">Cohort <text:span text:style-name="T44">ID</text:span>:</text:p>
          </table:table-cell>
          <table:table-cell table:style-name="Table1.A1" office:value-type="string">
            <text:p text:style-name="P9">7A</text:p>
          </table:table-cell>
        </table:table-row>
      </table:table>
      <text:p text:style-name="P2"/>
      <text:p text:style-name="P24">Description</text:p>
      <text:p text:style-name="P28">This course <text:span text:style-name="T9">will focus on the specialized terminologies, acronyms, and jargon used </text:span><text:span text:style-name="T8">i</text:span>n <text:span text:style-name="T28">selected</text:span> <text:span text:style-name="T35">legal documents </text:span><text:span text:style-name="T1">within the context legal systems, legal research, </text:span><text:span text:style-name="T103">and international law</text:span><text:span text:style-name="T23">. <text:s/></text:span><text:span text:style-name="T13">The </text:span><text:span text:style-name="T14">professional </text:span><text:span text:style-name="T13">translational mapping tools </text:span><text:span text:style-name="T14">developed in this course will </text:span><text:span text:style-name="T15">be specific </text:span><text:span text:style-name="T14">to </text:span><text:span text:style-name="T13">Spanish and English translation</text:span><text:span text:style-name="T14">s.</text:span></text:p>
      <text:p text:style-name="P28"/>
      <text:p text:style-name="P29"><text:span text:style-name="T12">Major </text:span><text:span text:style-name="T15">elements of</text:span><text:span text:style-name="T12"> the course will include: <text:s/></text:span></text:p>
      <text:p text:style-name="P30"><text:span text:style-name="T61">I. <text:tab/></text:span><text:span text:style-name="T119">Language and the Law</text:span></text:p>
      <text:p text:style-name="P30"><text:span text:style-name="T120">II.<text:tab/></text:span><text:span text:style-name="T119">Foundations of </text:span><text:span text:style-name="T121">Legal Research and </text:span><text:span text:style-name="T119">Legal Systems</text:span></text:p>
      <text:p text:style-name="P30"><text:span text:style-name="T119">III. <text:tab/></text:span><text:span text:style-name="T120">Elements of Academic </text:span><text:span text:style-name="T122">Work</text:span></text:p>
      <text:p text:style-name="P35"><text:span text:style-name="T118">I</text:span><text:span text:style-name="T119">V</text:span><text:span text:style-name="T118">. <text:tab/></text:span><text:span text:style-name="T123">Elements of </text:span><text:span text:style-name="T124">Professional </text:span><text:span text:style-name="T125">Consulting</text:span></text:p>
      <text:p text:style-name="P35"><text:span text:style-name="T126">V.</text:span><text:span text:style-name="T123"> <text:s/><text:tab/>AI-Powered Translation</text:span></text:p>
      <text:p text:style-name="P36"><text:span text:style-name="T127">V</text:span><text:span text:style-name="T119">I</text:span><text:span text:style-name="T127">. <text:s/><text:tab/></text:span><text:span text:style-name="T150">Analysis, Evaluation, and </text:span><text:span text:style-name="T151">Translation of Legal Documents </text:span><text:span text:style-name="T152">in Civil Law</text:span></text:p>
      <text:p text:style-name="P31"><text:span text:style-name="T120">V</text:span><text:span text:style-name="T119">I</text:span><text:span text:style-name="T128">I</text:span><text:span text:style-name="T120">. <text:tab/></text:span><text:span text:style-name="T152">Analysis, Evaluation, and Translation from the Literature of </text:span><text:span text:style-name="T151">Contemporary </text:span><text:span text:style-name="T150">International <text:tab/>Law</text:span></text:p>
      <text:p text:style-name="P32"><text:span text:style-name="T120">V</text:span><text:span text:style-name="T119">I</text:span><text:span text:style-name="T128">II</text:span><text:span text:style-name="T120">. <text:tab/></text:span><text:span text:style-name="T59">Vocabulary </text:span><text:span text:style-name="T60">Building</text:span></text:p>
      <text:p text:style-name="P29"/>
      <text:p text:style-name="P33"><text:span text:style-name="T101">Scope </text:span><text:span text:style-name="T102">and General Sequence</text:span></text:p>
      <text:p text:style-name="P20"><text:span text:style-name="T61">I. <text:tab/></text:span><text:span text:style-name="T119">Language and the Law</text:span></text:p>
      <text:p text:style-name="P37"><text:span text:style-name="T120">1. </text:span><text:span text:style-name="T129">History, </text:span><text:span text:style-name="T130">S</text:span><text:span text:style-name="T131">tructure </text:span><text:span text:style-name="T132">and </text:span><text:span text:style-name="T130">F</text:span><text:span text:style-name="T133">unction</text:span><text:span text:style-name="T118">s</text:span><text:span text:style-name="T133"> </text:span><text:span text:style-name="T132">of </text:span><text:span text:style-name="T118">Legal </text:span><text:span text:style-name="T130">L</text:span><text:span text:style-name="T132">anguage</text:span></text:p>
      <text:p text:style-name="P37"><text:span text:style-name="T132">2. </text:span><text:span text:style-name="T118">The Role of Jargon</text:span></text:p>
      <text:p text:style-name="P40"/>
      <text:p text:style-name="P21"><text:span text:style-name="T120">II.<text:tab/></text:span><text:span text:style-name="T119">Foundations of </text:span><text:span text:style-name="T134">Legal Research </text:span><text:span text:style-name="T121">and </text:span><text:span text:style-name="T119">Legal Systems</text:span></text:p>
      <text:p text:style-name="P50"><text:span text:style-name="T119">1. </text:span><text:span text:style-name="T118">Legal Research</text:span></text:p>
      <text:p text:style-name="P51"><text:span text:style-name="T118">1.1 Online Resources</text:span></text:p>
      <text:p text:style-name="P51"><text:span text:style-name="T118">1.2 <text:s/>Reference Texts</text:span></text:p>
      <text:p text:style-name="P38"><text:span text:style-name="T134">2</text:span><text:span text:style-name="T119">. </text:span><text:span text:style-name="T135">Characterization of Legal Systems</text:span></text:p>
      <text:p text:style-name="P39"><text:span text:style-name="T134">2.1</text:span><text:span text:style-name="T135"> </text:span><text:span text:style-name="T118">History and Development </text:span><text:span text:style-name="T134">in </text:span><text:span text:style-name="T135">Mexico</text:span></text:p>
      <text:p text:style-name="P39"><text:span text:style-name="T134">2</text:span><text:span text:style-name="T135">.</text:span><text:span text:style-name="T134">2 </text:span><text:span text:style-name="T135">History and Development <text:s/></text:span><text:span text:style-name="T134">in the </text:span><text:span text:style-name="T135">US</text:span></text:p>
      <text:p text:style-name="P52"><text:span text:style-name="T134">3. The SCJN</text:span></text:p>
      <text:p text:style-name="P53"><text:span text:style-name="T134">3.1 History, Structure, and Function</text:span></text:p>
      <text:p text:style-name="P53"><text:span text:style-name="T134">3.2 Jurisprudencia and Tesis Aisladas</text:span></text:p>
      <text:p text:style-name="P42"/>
      <text:p text:style-name="P22"><text:span text:style-name="T105">II</text:span><text:span text:style-name="T112">I</text:span>. <text:span text:style-name="T120">Elements of Academic </text:span><text:span text:style-name="T125">Work</text:span></text:p>
      <text:p text:style-name="P54"><text:tab/><text:span text:style-name="T106">1</text:span>. <text:s/>The Elements of Style in Professional Writing</text:p>
      <text:p text:style-name="P56"><text:span text:style-name="T106"><text:tab/>1.1 APA </text:span><text:span text:style-name="T107">S</text:span><text:span text:style-name="T106">tyl</text:span><text:span text:style-name="T107">e</text:span></text:p>
      <text:p text:style-name="P56"><text:tab/><text:span text:style-name="T106">1.2 <text:s/></text:span><text:span text:style-name="T108">Strunk and White’</text:span><text:span text:style-name="T109">s. “Elements of Style”</text:span></text:p>
      <text:p text:style-name="P57"><text:tab/><text:tab/><text:span text:style-name="T106">1.3 </text:span><text:s/>Developing a <text:span text:style-name="T110">Professional </text:span>Voice</text:p>
      <text:p text:style-name="P58"/>
      <text:p text:style-name="P58"><text:soft-page-break/><text:tab/><text:span text:style-name="T107">2</text:span>. <text:s/>Review of Essential English Grammar</text:p>
      <text:p text:style-name="P59"><text:tab/><text:span text:style-name="T107">2</text:span>.1 <text:s/>Murphy’s, “English Grammar in Use”</text:p>
      <text:p text:style-name="P59"><text:span text:style-name="T120"><text:tab/></text:span><text:span text:style-name="T136">2</text:span><text:span text:style-name="T120">.2 <text:s/></text:span><text:span text:style-name="T137">The Yale Graduate Writing Center</text:span></text:p>
      <text:p text:style-name="P60"><text:span text:style-name="T137">3. </text:span><text:span text:style-name="T138">Constructing </text:span><text:span text:style-name="T118">Critique</text:span><text:span text:style-name="T138">s</text:span></text:p>
      <text:p text:style-name="P41"/>
      <text:p text:style-name="P22"><text:span text:style-name="T123">I</text:span><text:span text:style-name="T139">V</text:span><text:span text:style-name="T123"> <text:s/>Elements of </text:span><text:span text:style-name="T124">Professional </text:span><text:span text:style-name="T125">Consulting</text:span></text:p>
      <text:p text:style-name="P54"><text:span text:style-name="T120"><text:tab/></text:span><text:span text:style-name="T123">1</text:span><text:span text:style-name="T124">. </text:span><text:span text:style-name="T140">Quality Assurance / Quality Control (QA/QC)</text:span></text:p>
      <text:p text:style-name="P54"><text:span text:style-name="T124"><text:tab/><text:tab/></text:span><text:span text:style-name="T123">1</text:span><text:span text:style-name="T125">.1 Quality Management Systems (QMS): ISO 9001</text:span></text:p>
      <text:p text:style-name="P61"><text:span text:style-name="T124"><text:tab/><text:tab/></text:span><text:span text:style-name="T123">1</text:span><text:span text:style-name="T125">.2 </text:span><text:span text:style-name="T140">Records Management: ISO 15489</text:span><text:span text:style-name="T124"><text:tab/></text:span></text:p>
      <text:p text:style-name="P61"><text:span text:style-name="T124"><text:tab/></text:span><text:span text:style-name="T123">2</text:span><text:span text:style-name="T141">. </text:span><text:span text:style-name="T142"><text:s/></text:span><text:span text:style-name="T143">Document </text:span><text:span text:style-name="T142">Version Control Systems (V</text:span><text:span text:style-name="T144">CSs</text:span><text:span text:style-name="T142">)</text:span></text:p>
      <text:p text:style-name="P61"><text:span text:style-name="T142"><text:tab/><text:tab/></text:span><text:span text:style-name="T123">2</text:span><text:span text:style-name="T141">.1 </text:span><text:span text:style-name="T142">Git</text:span></text:p>
      <text:p text:style-name="P61"><text:span text:style-name="T142"><text:tab/><text:tab/></text:span><text:span text:style-name="T123">2</text:span><text:span text:style-name="T141">.2 GitHub</text:span></text:p>
      <text:p text:style-name="P62"><text:span text:style-name="T124"><text:tab/>3. </text:span><text:span text:style-name="T118">Marron’s Tips for Successful Consulting</text:span></text:p>
      <text:p text:style-name="P44"><text:tab/><text:tab/>3.1 <text:s/>Clients</text:p>
      <text:p text:style-name="P44"><text:tab/><text:tab/>3.2 <text:s/>Deliverables</text:p>
      <text:p text:style-name="P44"><text:tab/><text:tab/>3.3 Transmittal Letters</text:p>
      <text:p text:style-name="P43"/>
      <text:p text:style-name="P23"><text:span text:style-name="T126">V.</text:span><text:span text:style-name="T123"> <text:s/>AI-Powered Translation</text:span></text:p>
      <text:p text:style-name="P61"><text:span text:style-name="T124"><text:tab/></text:span><text:span text:style-name="T126">1. </text:span><text:span text:style-name="T145">Professional Translators in the 21</text:span><text:span text:style-name="T52">st</text:span><text:span text:style-name="T145"> century</text:span></text:p>
      <text:p text:style-name="P61"><text:span text:style-name="T145"><text:tab/><text:tab/></text:span><text:span text:style-name="T126">1.1 </text:span><text:span text:style-name="T146">Current Research</text:span></text:p>
      <text:p text:style-name="P61"><text:span text:style-name="T146"><text:tab/><text:tab/></text:span><text:span text:style-name="T126">1.2 </text:span><text:span text:style-name="T146">Realities</text:span></text:p>
      <text:p text:style-name="P61"><text:span text:style-name="T146"><text:tab/>2. </text:span><text:span text:style-name="T126">AI</text:span></text:p>
      <text:p text:style-name="P61"><text:span text:style-name="T126"><text:tab/><text:tab/>2.1 </text:span><text:span text:style-name="T146">Machine Learning</text:span></text:p>
      <text:p text:style-name="P61"><text:span text:style-name="T146"><text:tab/><text:tab/></text:span><text:span text:style-name="T126">2.2 </text:span><text:span text:style-name="T146">Large Language Models (LLMs)</text:span></text:p>
      <text:p text:style-name="P61"><text:span text:style-name="T146"><text:tab/><text:tab/></text:span><text:span text:style-name="T126">2.3 Generative Pre-Trained Transformers (GPTs)</text:span></text:p>
      <text:p text:style-name="P63"><text:span text:style-name="T104">3. </text:span><text:s/><text:span text:style-name="T104">The Tools</text:span></text:p>
      <text:p text:style-name="P63"><text:span text:style-name="T104"><text:tab/>3.</text:span><text:span text:style-name="T111">1</text:span><text:span text:style-name="T104"> Python </text:span></text:p>
      <text:p text:style-name="P63"><text:span text:style-name="T104"><text:tab/>3.2 </text:span><text:span text:style-name="T27">Application Programmer Interfaces (</text:span><text:span text:style-name="T31">APIs</text:span><text:span text:style-name="T27">)</text:span></text:p>
      <text:p text:style-name="P63"><text:span text:style-name="T146"><text:tab/>3.3 </text:span><text:span text:style-name="T147">Software Development Kits (</text:span><text:span text:style-name="T148">SDKs</text:span><text:span text:style-name="T147">)</text:span></text:p>
      <text:p text:style-name="P45"/>
      <text:p text:style-name="P20"><text:span text:style-name="T120">V</text:span><text:span text:style-name="T119">I</text:span><text:span text:style-name="T120">. <text:tab/></text:span><text:span text:style-name="T119">Analysis, Evaluation, and </text:span><text:span text:style-name="T120">Translation of Legal Documents </text:span><text:span text:style-name="T149">in Civil Law</text:span></text:p>
      <text:p text:style-name="P46">1. Legal Proceeding and Precedent <text:span text:style-name="T116">Documents</text:span></text:p>
      <text:p text:style-name="P48">1.1 Proceedings</text:p>
      <text:p text:style-name="P48">1.2 Expert Testimony</text:p>
      <text:p text:style-name="P48">1.3 Notaries</text:p>
      <text:p text:style-name="P47">2. <text:span text:style-name="T115">Contracts</text:span></text:p>
      <text:p text:style-name="P47"><text:span text:style-name="T116">3. </text:span><text:span text:style-name="T115">Wills</text:span></text:p>
      <text:p text:style-name="P47"><text:span text:style-name="T116">4</text:span><text:span text:style-name="T115"> Acts</text:span></text:p>
      <text:p text:style-name="P47"><text:span text:style-name="T116">5.</text:span><text:span text:style-name="T115"> Certificates</text:span></text:p>
      <text:p text:style-name="P40"/>
      <text:p text:style-name="P20"><text:span text:style-name="T120">V</text:span><text:span text:style-name="T119">I</text:span><text:span text:style-name="T128">I</text:span><text:span text:style-name="T120">. <text:tab/></text:span><text:span text:style-name="T149">Analysis, Evaluation, and Translation from the Literature of </text:span><text:span text:style-name="T120">Contemporary </text:span><text:span text:style-name="T119">International Law</text:span></text:p>
      <text:p text:style-name="P64">1, </text:p>
      <text:p text:style-name="P34"/>
      <text:p text:style-name="P20"><text:span text:style-name="T112">VIII</text:span><text:span text:style-name="T58">. <text:tab/></text:span><text:span text:style-name="T59">Vocabulary </text:span><text:span text:style-name="T60">Building</text:span></text:p>
      <text:p text:style-name="P55"/>
      <text:p text:style-name="P65"><text:soft-page-break/></text:p>
      <text:p text:style-name="P66"><text:span text:style-name="T101">Expectations</text:span></text:p>
      <text:p text:style-name="P67">Students will be expected to:</text:p>
      <text:list xml:id="list1213663332" text:style-name="L1">
        <text:list-item>
          <text:p text:style-name="P68">Attend all classes on time</text:p>
        </text:list-item>
        <text:list-item>
          <text:p text:style-name="P68">Be prepared to take notes and access materials on-line</text:p>
        </text:list-item>
        <text:list-item>
          <text:p text:style-name="P68">Participate in all class activities, including discussions and presentations</text:p>
        </text:list-item>
        <text:list-item>
          <text:p text:style-name="P69">Complete all assignments and exam<text:span text:style-name="T117">s</text:span></text:p>
        </text:list-item>
      </text:list>
      <text:p text:style-name="P70"/>
      <text:p text:style-name="P25">Exit Criteria</text:p>
      <text:p text:style-name="P71"><text:span text:style-name="T18">Upon the successful completion of the course the student will </text:span><text:span text:style-name="T19">be able to:</text:span></text:p>
      <text:list xml:id="list3834631745" text:style-name="L2">
        <text:list-item>
          <text:p text:style-name="P73">Analyze the s<text:span text:style-name="T24">tructure </text:span><text:span text:style-name="T29">and </text:span>f<text:span text:style-name="T25">unction </text:span><text:span text:style-name="T29">of </text:span>l<text:span text:style-name="T29">anguage in </text:span><text:span text:style-name="T39">legal systems</text:span></text:p>
        </text:list-item>
        <text:list-item>
          <text:p text:style-name="P73">Analyze the s<text:span text:style-name="T24">tructure </text:span><text:span text:style-name="T29">and </text:span>f<text:span text:style-name="T25">unction </text:span><text:span text:style-name="T29">of </text:span><text:span text:style-name="T43">selected types of </text:span>documents<text:span text:style-name="T29"> </text:span><text:span text:style-name="T43">with</text:span><text:span text:style-name="T29">in </text:span><text:span text:style-name="T39">legal systems</text:span></text:p>
        </text:list-item>
        <text:list-item>
          <text:p text:style-name="P73">Analyze the elements of style<text:span text:style-name="T29"> </text:span><text:span text:style-name="T40">in</text:span><text:span text:style-name="T29"> </text:span><text:span text:style-name="T40">legal </text:span>documents</text:p>
        </text:list-item>
        <text:list-item>
          <text:p text:style-name="P74"><text:span text:style-name="T53">Demonstrate</text:span><text:span text:style-name="T153"> </text:span><text:span text:style-name="T57">a solid understanding of English grammatical structures and stylistic elements</text:span></text:p>
        </text:list-item>
        <text:list-item>
          <text:p text:style-name="P75">Apply <text:span text:style-name="T20">the principles of QAQC to document production by using a VCS </text:span></text:p>
        </text:list-item>
        <text:list-item>
          <text:p text:style-name="P77">Apply the principles of modern tran<text:span text:style-name="T21">slat</text:span><text:span text:style-name="T22">ion</text:span><text:span text:style-name="T21"> by using </text:span>an API to access a LLM for <text:span text:style-name="T22">English-Spanish </text:span>translation</text:p>
        </text:list-item>
        <text:list-item>
          <text:p text:style-name="P76"><text:span text:style-name="T32">Design, develop, and implement personal dictionaries for the translation of specialized terminology </text:span><text:span text:style-name="T26">in </text:span><text:span text:style-name="T39">l</text:span><text:span text:style-name="T41">egal documents</text:span></text:p>
        </text:list-item>
        <text:list-item>
          <text:p text:style-name="P49"><text:span text:style-name="T55">Analyze and evaluate a variety of </text:span><text:span text:style-name="T56">legal texts </text:span><text:span text:style-name="T55">in order to produce clear, coherent, and accurate English-Spanish translations</text:span></text:p>
        </text:list-item>
        <text:list-item>
          <text:p text:style-name="P18">Produce professional quality client deliverables</text:p>
        </text:list-item>
      </text:list>
      <text:p text:style-name="P19"/>
      <text:p text:style-name="P19"/>
      <text:p text:style-name="P7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6"><text:span text:style-name="T45">Interim </text:span>Evaluations <text:span text:style-name="T113">(Partials)</text:span></text:p>
          </table:table-cell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26"/>
          </table:table-cell>
          <table:table-cell table:style-name="Table3.D1" office:value-type="string">
            <text:p text:style-name="P27">Final Grade</text:p>
          </table:table-cell>
          <table:table-cell table:style-name="Table3.A1" office:value-type="string">
            <text:p text:style-name="P80"/>
          </table:table-cell>
        </table:table-row>
        <table:table-row>
          <table:table-cell table:style-name="Table3.A1" office:value-type="string">
            <text:p text:style-name="P78">Daily Work and Participation<text:tab/></text:p>
          </table:table-cell>
          <table:table-cell table:style-name="Table3.A1" office:value-type="string">
            <text:p text:style-name="P81">10%</text:p>
          </table:table-cell>
          <table:table-cell table:style-name="Table3.A1" office:value-type="string">
            <text:p text:style-name="P80"/>
          </table:table-cell>
          <table:table-cell table:style-name="Table3.D1" office:value-type="string">
            <text:p text:style-name="P78"><text:span text:style-name="T113">1P</text:span><text:tab/></text:p>
          </table:table-cell>
          <table:table-cell table:style-name="Table3.A1" office:value-type="string">
            <text:p text:style-name="P81"><text:span text:style-name="T113">25 </text:span>%</text:p>
          </table:table-cell>
        </table:table-row>
        <table:table-row>
          <table:table-cell table:style-name="Table3.A1" office:value-type="string">
            <text:p text:style-name="P81">Homework</text:p>
          </table:table-cell>
          <table:table-cell table:style-name="Table3.A1" office:value-type="string">
            <text:p text:style-name="P81">60 %</text:p>
          </table:table-cell>
          <table:table-cell table:style-name="Table3.A1" office:value-type="string">
            <text:p text:style-name="P80"/>
          </table:table-cell>
          <table:table-cell table:style-name="Table3.D1" office:value-type="string">
            <text:p text:style-name="P82">2P</text:p>
          </table:table-cell>
          <table:table-cell table:style-name="Table3.A1" office:value-type="string">
            <text:p text:style-name="P81"><text:span text:style-name="T113">25</text:span> %</text:p>
          </table:table-cell>
        </table:table-row>
        <table:table-row>
          <table:table-cell table:style-name="Table3.A1" office:value-type="string">
            <text:p text:style-name="P81">Interim Exam</text:p>
          </table:table-cell>
          <table:table-cell table:style-name="Table3.A1" office:value-type="string">
            <text:p text:style-name="P81">30%</text:p>
          </table:table-cell>
          <table:table-cell table:style-name="Table3.A1" office:value-type="string">
            <text:p text:style-name="P80"/>
          </table:table-cell>
          <table:table-cell table:style-name="Table3.D1" office:value-type="string">
            <text:p text:style-name="P82">3P</text:p>
          </table:table-cell>
          <table:table-cell table:style-name="Table3.A1" office:value-type="string">
            <text:p text:style-name="P81"><text:span text:style-name="T113">25 </text:span>%</text:p>
          </table:table-cell>
        </table:table-row>
        <table:table-row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80"/>
          </table:table-cell>
          <table:table-cell table:style-name="Table3.D1" office:value-type="string">
            <text:p text:style-name="P81">Final Exam</text:p>
          </table:table-cell>
          <table:table-cell table:style-name="Table3.A1" office:value-type="string">
            <text:p text:style-name="P81"><text:span text:style-name="T113">25</text:span> %</text:p>
          </table:table-cell>
        </table:table-row>
      </table:table>
      <text:p text:style-name="P72"/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officeooo:rsid="00ac067e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8431bb" style:font-weight-asian="bold" style:font-weight-complex="bold"/>
    </style:style>
    <style:style style:name="MT4" style:family="text">
      <style:text-properties fo:font-weight="bold" officeooo:rsid="00ac067e" style:font-weight-asian="bold" style:font-weight-complex="bold"/>
    </style:style>
    <style:style style:name="MT5" style:family="text">
      <style:text-properties fo:font-weight="normal" officeooo:rsid="00ac067e" style:font-weight-asian="normal" style:font-weight-complex="normal"/>
    </style:style>
    <style:style style:name="MT6" style:family="text">
      <style:text-properties officeooo:rsid="00b80a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(</text:span><text:span text:style-name="MT2">I</text:span><text:span text:style-name="MT3">T</text:span><text:span text:style-name="MT2">073</text:span><text:span text:style-name="MT4">2</text:span><text:span text:style-name="MT5">)</text:span></text:p>
        <text:p text:style-name="MP2">UTECA 25-3</text:p>
        <text:p text:style-name="MP2">Page <text:page-number text:select-page="current">3</text:page-number><text:s/>of 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3T12:06:54.737325201</dc:date>
    <meta:editing-duration>PT10H28M46S</meta:editing-duration>
    <meta:editing-cycles>118</meta:editing-cycles>
    <meta:generator>LibreOffice/7.3.7.2$Linux_X86_64 LibreOffice_project/30$Build-2</meta:generator>
    <meta:document-statistic meta:table-count="2" meta:image-count="1" meta:object-count="0" meta:page-count="3" meta:paragraph-count="113" meta:word-count="591" meta:character-count="3880" meta:non-whitespace-character-count="3337"/>
  </office:meta>
</office:document-meta>
</file>